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a8b" officeooo:paragraph-rsid="001c8a8b"/>
    </style:style>
    <style:style style:name="P2" style:family="paragraph" style:parent-style-name="Standard">
      <style:text-properties officeooo:rsid="001c8a8b" officeooo:paragraph-rsid="002b7fd7"/>
    </style:style>
    <style:style style:name="P3" style:family="paragraph" style:parent-style-name="Standard">
      <style:text-properties officeooo:rsid="002975d3" officeooo:paragraph-rsid="002975d3"/>
    </style:style>
    <style:style style:name="P4" style:family="paragraph" style:parent-style-name="Heading_20_3">
      <style:text-properties officeooo:rsid="00243614" officeooo:paragraph-rsid="00243614"/>
    </style:style>
    <style:style style:name="P5" style:family="paragraph" style:parent-style-name="Standard" style:list-style-name="L1">
      <style:text-properties officeooo:paragraph-rsid="001e1578"/>
    </style:style>
    <style:style style:name="P6" style:family="paragraph" style:parent-style-name="Standard" style:list-style-name="L1">
      <style:text-properties officeooo:paragraph-rsid="001c9d1c"/>
    </style:style>
    <style:style style:name="P7" style:family="paragraph" style:parent-style-name="Standard" style:list-style-name="L1">
      <style:text-properties officeooo:rsid="001c9d1c" officeooo:paragraph-rsid="001c9d1c"/>
    </style:style>
    <style:style style:name="P8" style:family="paragraph" style:parent-style-name="Text_20_body" style:list-style-name="L2">
      <style:text-properties officeooo:rsid="00219761" officeooo:paragraph-rsid="00219761"/>
    </style:style>
    <style:style style:name="P9" style:family="paragraph" style:parent-style-name="Text_20_body" style:list-style-name="L2">
      <style:text-properties officeooo:rsid="002d4139" officeooo:paragraph-rsid="002d4139"/>
    </style:style>
    <style:style style:name="P10" style:family="paragraph" style:parent-style-name="Text_20_body" style:list-style-name="L3">
      <style:text-properties officeooo:rsid="001c9d1c" officeooo:paragraph-rsid="001c9d1c"/>
    </style:style>
    <style:style style:name="P11" style:family="paragraph" style:parent-style-name="Text_20_body" style:list-style-name="L3">
      <style:text-properties officeooo:rsid="002790d7" officeooo:paragraph-rsid="002790d7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officeooo:paragraph-rsid="002db6d7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officeooo:rsid="00200228"/>
    </style:style>
    <style:style style:name="T4" style:family="text">
      <style:text-properties officeooo:rsid="00225b75"/>
    </style:style>
    <style:style style:name="T5" style:family="text">
      <style:text-properties officeooo:rsid="0024e898"/>
    </style:style>
    <style:style style:name="T6" style:family="text">
      <style:text-properties officeooo:rsid="0026af6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af6c" style:font-weight-asian="bold" style:font-weight-complex="bold"/>
    </style:style>
    <style:style style:name="T9" style:family="text">
      <style:text-properties fo:font-weight="bold" officeooo:rsid="002790d7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b7fd7"/>
    </style:style>
    <style:style style:name="T12" style:family="text">
      <style:text-properties officeooo:rsid="002db6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otas de la versión 2023 03 03</text:h>
      <text:list xml:id="list1548273918" text:style-name="L4">
        <text:list-item>
          <text:p text:style-name="P12">ya lee datos desde IFC de roof y slab</text:p>
        </text:list-item>
        <text:list-item>
          <text:p text:style-name="P13">se ha incluido últimos .ifc <text:span text:style-name="T1">enviados por Jordi. <text:s/>versión V7 <text:s/>(de momento no tienen asociado su correspondiente gb.xml). Están tanto en gitHub como en el google drive compartido.</text:span></text:p>
          <text:p text:style-name="P13">Anteriores</text:p>
        </text:list-item>
      </text:list>
      <text:list xml:id="list831992890" text:style-name="L1">
        <text:list-item>
          <text:p text:style-name="P6"><text:span text:style-name="T1">lee el archivo gbxml. Se puede visualizar desde el depurador (Object final</text:span><text:span text:style-name="T2">)</text:span></text:p>
        </text:list-item>
        <text:list-item>
          <text:p text:style-name="P7">Se han incluido los ultimos .ifc <text:bookmark-start text:name="__DdeLink__291_2269824616"/>enviados por Jordi <text:span text:style-name="T12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7">Ya lee las propiedades asociadas al archivo .ifc <text:s/>(para visualizarlas hay que activar el depurador del navegador)</text:p>
        </text:list-item>
      </text:list>
      <text:h text:style-name="Heading_20_3" text:outline-level="3">Bugs</text:h>
      <text:list xml:id="list1651709706" text:style-name="L2">
        <text:list-item>
          <text:p text:style-name="P8">(Lluis) colores de los ejes no son los estandar.</text:p>
        </text:list-item>
        <text:list-item>
          <text:p text:style-name="P9">(Mel) falta hacer responsive para móviles la lista de archivos del servidor</text:p>
        </text:list-item>
      </text:list>
      <text:h text:style-name="Heading_20_3" text:outline-level="3"><text:bookmark-start text:name="__DdeLink__98_1679150221"/>paraHacer</text:h>
      <text:list xml:id="list3889738529" text:style-name="L3">
        <text:list-item>
          <text:p text:style-name="P10">leer las propiedades geometricas y de orientación desde el archivo (gb).xml. <text:span text:style-name="T9">Quim</text:span></text:p>
        </text:list-item>
        <text:list-item>
          <text:p text:style-name="P10">leer las propiedades desde gb xml para compararlas con las adquiridas desde .ifc. <text:span text:style-name="T9">Quim</text:span></text:p>
        </text:list-item>
        <text:list-item>
          <text:p text:style-name="P10">formatear la salida para que salga por el archivo cerma. <text:span text:style-name="T8">Francesc, Quim</text:span></text:p>
        </text:list-item>
        <text:list-item>
          <text:p text:style-name="P10">visualiza<text:span text:style-name="T2">ción</text:span> grafic<text:span text:style-name="T2">a</text:span> del archivo gbxml<text:bookmark-end text:name="__DdeLink__98_1679150221"/>. <text:span text:style-name="T9">Quim</text:span></text:p>
        </text:list-item>
        <text:list-item>
          <text:p text:style-name="P11"><text:span text:style-name="T10">elaborar archivo (gb)xml de Portugal.</text:span><text:span text:style-name="T7"> Alber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3-08T09:42:19.614620903</dc:date>
    <meta:editing-duration>PT1H42M53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187" meta:character-count="1086" meta:non-whitespace-character-count="924"/>
  </office:meta>
</office:document-meta>
</file>